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8126in"/>
    </style:style>
    <style:style style:name="co6" style:family="table-column">
      <style:table-column-properties fo:break-before="auto" style:column-width="4.8028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number-columns-repeated="16352" table:default-cell-style-name="ce1"/>
        <table:table-column table:style-name="co8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DEFAULT 'Inactive' CHECK ('Active', 'Inactive')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HECK ('Super', 'Administrator', 'Basic’) DEFAULT ‘Basic’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6" table:number-rows-spanned="1">
            <text:p>work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DEFAULT 'Pending' CHECK ('Pending', 'In Progress', 'Completed'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6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INT UNSIGNE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7:55:39.5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6T18:01:22.979000000</dc:date>
    <meta:editing-cycles>30</meta:editing-cycles>
    <meta:editing-duration>PT4H1M2S</meta:editing-duration>
    <meta:document-statistic meta:table-count="1" meta:cell-count="118" meta:object-count="0"/>
  </office:meta>
</office:document-meta>
</file>